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9.2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urrounding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os_a</text:p>
          </table:table-cell>
          <table:table-cell office:value-type="string" calcext:value-type="string">
            <text:p>pos_b</text:p>
          </table:table-cell>
          <table:table-cell office:value-type="string" calcext:value-type="string">
            <text:p>pos_c</text:p>
          </table:table-cell>
          <table:table-cell office:value-type="string" calcext:value-type="string">
            <text:p>Molincell</text:p>
          </table:table-cell>
          <table:table-cell office:value-type="string" calcext:value-type="string">
            <text:p>NewEnergyev</text:p>
          </table:table-cell>
          <table:table-cell office:value-type="string" calcext:value-type="string">
            <text:p>reorgeV</text:p>
          </table:table-cell>
          <table:table-cell office:value-type="string" calcext:value-type="string">
            <text:p>Uqd</text:p>
          </table:table-cell>
          <table:table-cell office:value-type="string" calcext:value-type="string">
            <text:p>Uqq</text:p>
          </table:table-cell>
          <table:table-cell office:value-type="string" calcext:value-type="string">
            <text:p>Udd</text:p>
          </table:table-cell>
        </table:table-row>
        <table:table-row table:style-name="ro1">
          <table:table-cell office:value-type="string" calcext:value-type="string">
            <text:p>2013 Dec 17 18:35:30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-0.06055817" calcext:value-type="float">
            <text:p>-0.06055817</text:p>
          </table:table-cell>
          <table:table-cell office:value-type="float" office:value="0" calcext:value-type="float">
            <text:p>0</text:p>
          </table:table-cell>
          <table:table-cell office:value-type="float" office:value="-0.05737882" calcext:value-type="float">
            <text:p>-0.05737882</text:p>
          </table:table-cell>
          <table:table-cell office:value-type="float" office:value="-0.0318687641872" calcext:value-type="float">
            <text:p>-0.0318687642</text:p>
          </table:table-cell>
          <table:table-cell office:value-type="float" office:value="0.02868941" calcext:value-type="float">
            <text:p>0.02868941</text:p>
          </table:table-cell>
        </table:table-row>
        <table:table-row table:style-name="ro1">
          <table:table-cell office:value-type="string" calcext:value-type="string">
            <text:p>2013 Dec 17 18:35:32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-0.06055817" calcext:value-type="float">
            <text:p>-0.06055817</text:p>
          </table:table-cell>
          <table:table-cell office:value-type="float" office:value="0" calcext:value-type="float">
            <text:p>0</text:p>
          </table:table-cell>
          <table:table-cell office:value-type="float" office:value="-0.05737882" calcext:value-type="float">
            <text:p>-0.05737882</text:p>
          </table:table-cell>
          <table:table-cell office:value-type="float" office:value="-0.0318687641872" calcext:value-type="float">
            <text:p>-0.0318687642</text:p>
          </table:table-cell>
          <table:table-cell office:value-type="float" office:value="0.02868941" calcext:value-type="float">
            <text:p>0.02868941</text:p>
          </table:table-cell>
        </table:table-row>
        <table:table-row table:style-name="ro1">
          <table:table-cell office:value-type="string" calcext:value-type="string">
            <text:p>2013 Dec 17 19:06:14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-0.06055817" calcext:value-type="float">
            <text:p>-0.06055817</text:p>
          </table:table-cell>
          <table:table-cell office:value-type="float" office:value="0" calcext:value-type="float">
            <text:p>0</text:p>
          </table:table-cell>
          <table:table-cell office:value-type="float" office:value="-0.05737882" calcext:value-type="float">
            <text:p>-0.05737882</text:p>
          </table:table-cell>
          <table:table-cell office:value-type="float" office:value="-0.0318687641872" calcext:value-type="float">
            <text:p>-0.0318687642</text:p>
          </table:table-cell>
          <table:table-cell office:value-type="float" office:value="0.02868941" calcext:value-type="float">
            <text:p>0.02868941</text:p>
          </table:table-cell>
        </table:table-row>
        <table:table-row table:style-name="ro1">
          <table:table-cell office:value-type="string" calcext:value-type="string">
            <text:p>2013 Dec 17 19:06:15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-0.06055817" calcext:value-type="float">
            <text:p>-0.06055817</text:p>
          </table:table-cell>
          <table:table-cell office:value-type="float" office:value="0" calcext:value-type="float">
            <text:p>0</text:p>
          </table:table-cell>
          <table:table-cell office:value-type="float" office:value="-0.05737882" calcext:value-type="float">
            <text:p>-0.05737882</text:p>
          </table:table-cell>
          <table:table-cell office:value-type="float" office:value="-0.0318687641872" calcext:value-type="float">
            <text:p>-0.0318687642</text:p>
          </table:table-cell>
          <table:table-cell office:value-type="float" office:value="0.02868941" calcext:value-type="float">
            <text:p>0.02868941</text:p>
          </table:table-cell>
        </table:table-row>
        <table:table-row table:style-name="ro1">
          <table:table-cell office:value-type="string" calcext:value-type="string">
            <text:p>2013 Dec 17 18:35:14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-0.42415342" calcext:value-type="float">
            <text:p>-0.42415342</text:p>
          </table:table-cell>
          <table:table-cell office:value-type="float" office:value="0" calcext:value-type="float">
            <text:p>0</text:p>
          </table:table-cell>
          <table:table-cell office:value-type="float" office:value="-0.45246255" calcext:value-type="float">
            <text:p>-0.45246255</text:p>
          </table:table-cell>
          <table:table-cell office:value-type="float" office:value="-0.197922144575" calcext:value-type="float">
            <text:p>-0.1979221446</text:p>
          </table:table-cell>
          <table:table-cell office:value-type="float" office:value="0.22623128" calcext:value-type="float">
            <text:p>0.22623128</text:p>
          </table:table-cell>
        </table:table-row>
        <table:table-row table:style-name="ro1">
          <table:table-cell office:value-type="string" calcext:value-type="string">
            <text:p>2013 Dec 17 18:35:15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-0.42415342" calcext:value-type="float">
            <text:p>-0.42415342</text:p>
          </table:table-cell>
          <table:table-cell office:value-type="float" office:value="0.54324122" calcext:value-type="float">
            <text:p>0.54324122</text:p>
          </table:table-cell>
          <table:table-cell office:value-type="float" office:value="0.09077867" calcext:value-type="float">
            <text:p>0.09077867</text:p>
          </table:table-cell>
          <table:table-cell office:value-type="float" office:value="0.964604299046" calcext:value-type="float">
            <text:p>0.964604299</text:p>
          </table:table-cell>
          <table:table-cell office:value-type="float" office:value="0.22623128" calcext:value-type="float">
            <text:p>0.22623128</text:p>
          </table:table-cell>
        </table:table-row>
        <table:table-row table:style-name="ro1">
          <table:table-cell office:value-type="string" calcext:value-type="string">
            <text:p>2013 Dec 17 19:00:13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-0.42415342" calcext:value-type="float">
            <text:p>-0.42415342</text:p>
          </table:table-cell>
          <table:table-cell office:value-type="float" office:value="0" calcext:value-type="float">
            <text:p>0</text:p>
          </table:table-cell>
          <table:table-cell office:value-type="float" office:value="-0.45246255" calcext:value-type="float">
            <text:p>-0.45246255</text:p>
          </table:table-cell>
          <table:table-cell office:value-type="float" office:value="-0.197922144575" calcext:value-type="float">
            <text:p>-0.1979221446</text:p>
          </table:table-cell>
          <table:table-cell office:value-type="float" office:value="0.22623128" calcext:value-type="float">
            <text:p>0.22623128</text:p>
          </table:table-cell>
        </table:table-row>
        <table:table-row table:style-name="ro1">
          <table:table-cell office:value-type="string" calcext:value-type="string">
            <text:p>2013 Dec 17 19:00:14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-0.42415342" calcext:value-type="float">
            <text:p>-0.42415342</text:p>
          </table:table-cell>
          <table:table-cell office:value-type="float" office:value="0.54324122" calcext:value-type="float">
            <text:p>0.54324122</text:p>
          </table:table-cell>
          <table:table-cell office:value-type="float" office:value="0.09077867" calcext:value-type="float">
            <text:p>0.09077867</text:p>
          </table:table-cell>
          <table:table-cell office:value-type="float" office:value="0.964604299046" calcext:value-type="float">
            <text:p>0.964604299</text:p>
          </table:table-cell>
          <table:table-cell office:value-type="float" office:value="0.22623128" calcext:value-type="float">
            <text:p>0.22623128</text:p>
          </table:table-cell>
        </table:table-row>
        <table:table-row table:style-name="ro1">
          <table:table-cell office:value-type="string" calcext:value-type="string">
            <text:p>2013 Dec 17 19:14:51</text:p>
          </table:table-cell>
          <table:table-cell office:value-type="string" calcext:value-type="string">
            <text:p>TIPS_cation_neut_MUL</text:p>
          </table:table-cell>
          <table:table-cell office:value-type="string" calcext:value-type="string">
            <text:p>TIPS_Pc_cation_aniso_w_connectivity_cifstruct_mul.xyz</text:p>
          </table:table-cell>
          <table:table-cell office:value-type="string" calcext:value-type="string">
            <text:p>TIPS_Pc_neut_aniso_w_connectivity_cifstruct_mul.xyz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 Dec 17 19:14:51</text:p>
          </table:table-cell>
          <table:table-cell office:value-type="string" calcext:value-type="string">
            <text:p>TIPS_cation_neut_MUL</text:p>
          </table:table-cell>
          <table:table-cell office:value-type="string" calcext:value-type="string">
            <text:p>TIPS_Pc_cation_aniso_w_connectivity_cifstruct_mul.xyz</text:p>
          </table:table-cell>
          <table:table-cell office:value-type="string" calcext:value-type="string">
            <text:p>TIPS_Pc_neut_aniso_w_connectivity_cifstruct_mul.xyz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 Dec 17 19:28:25</text:p>
          </table:table-cell>
          <table:table-cell office:value-type="string" calcext:value-type="string">
            <text:p>TIPS_neut_neut_MUL</text:p>
          </table:table-cell>
          <table:table-cell table:number-columns-repeated="2" office:value-type="string" calcext:value-type="string">
            <text:p>TIPS_Pc_neut_aniso_w_connectivity_cifstruct_mul.xyz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 Dec 18 01:37:19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1:56:42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b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2:16:07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2:35:28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2:54:51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3:14:15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3:33:33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3:52:57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4:12:20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4:31:41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4:51:02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5:10:24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5:29:45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5:49:08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6:08:29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6:27:52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6:47:14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7:06:36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7:25:57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7:45:19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b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8:04:41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8:24:01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8:43:21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9:02:40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9:21:59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9:41:17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10:00:35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10:19:53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10:39:12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10:58:29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11:17:46</text:p>
          </table:table-cell>
          <table:table-cell office:value-type="string" calcext:value-type="string">
            <text:p>PENCEN_neut_neut</text:p>
          </table:table-cell>
          <table:table-cell table:number-columns-repeated="2"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-76910.92212035" calcext:value-type="float">
            <text:p>-76910.92212035</text:p>
          </table:table-cell>
          <table:table-cell office:value-type="float" office:value="0" calcext:value-type="float">
            <text:p>0</text:p>
          </table:table-cell>
          <table:table-cell office:value-type="float" office:value="-154117.14644964" calcext:value-type="float">
            <text:p>-154117.14644964</text:p>
          </table:table-cell>
          <table:table-cell office:value-type="float" office:value="147.651104472" calcext:value-type="float">
            <text:p>147.651104472</text:p>
          </table:table-cell>
          <table:table-cell office:value-type="float" office:value="77058.57322482" calcext:value-type="float">
            <text:p>77058.57322482</text:p>
          </table:table-cell>
        </table:table-row>
        <table:table-row table:style-name="ro1">
          <table:table-cell office:value-type="string" calcext:value-type="string">
            <text:p>2013 Dec 18 01:30:57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-76814.49442852" calcext:value-type="float">
            <text:p>-76814.49442852</text:p>
          </table:table-cell>
          <table:table-cell office:value-type="float" office:value="40.38423368" calcext:value-type="float">
            <text:p>40.38423368</text:p>
          </table:table-cell>
          <table:table-cell office:value-type="float" office:value="-153945.14407894" calcext:value-type="float">
            <text:p>-153945.14407894</text:p>
          </table:table-cell>
          <table:table-cell office:value-type="float" office:value="140.082592922" calcext:value-type="float">
            <text:p>140.082592922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1:50:41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b</text:p>
          </table:table-cell>
          <table:table-cell office:value-type="float" office:value="-76854.8786622" calcext:value-type="float">
            <text:p>-76854.8786622</text:p>
          </table:table-cell>
          <table:table-cell office:value-type="float" office:value="-0.23927066" calcext:value-type="float">
            <text:p>-0.23927066</text:p>
          </table:table-cell>
          <table:table-cell office:value-type="float" office:value="-153985.76758328" calcext:value-type="float">
            <text:p>-153985.76758328</text:p>
          </table:table-cell>
          <table:table-cell office:value-type="float" office:value="142.919290213" calcext:value-type="float">
            <text:p>142.919290213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2:10:24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-76559.38681123" calcext:value-type="float">
            <text:p>-76559.38681123</text:p>
          </table:table-cell>
          <table:table-cell office:value-type="float" office:value="295.49185098" calcext:value-type="float">
            <text:p>295.49185098</text:p>
          </table:table-cell>
          <table:table-cell office:value-type="float" office:value="-153690.03646164" calcext:value-type="float">
            <text:p>-153690.03646164</text:p>
          </table:table-cell>
          <table:table-cell office:value-type="float" office:value="139.547723092" calcext:value-type="float">
            <text:p>139.547723092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2:30:07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-76854.8786622" calcext:value-type="float">
            <text:p>-76854.8786622</text:p>
          </table:table-cell>
          <table:table-cell office:value-type="float" office:value="126.1173584" calcext:value-type="float">
            <text:p>126.1173584</text:p>
          </table:table-cell>
          <table:table-cell office:value-type="float" office:value="-153859.41095421" calcext:value-type="float">
            <text:p>-153859.41095421</text:p>
          </table:table-cell>
          <table:table-cell office:value-type="float" office:value="142.531082529" calcext:value-type="float">
            <text:p>142.531082529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2:49:51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-76573.92694446" calcext:value-type="float">
            <text:p>-76573.92694446</text:p>
          </table:table-cell>
          <table:table-cell office:value-type="float" office:value="280.95171774" calcext:value-type="float">
            <text:p>280.95171774</text:p>
          </table:table-cell>
          <table:table-cell office:value-type="float" office:value="-153704.57659487" calcext:value-type="float">
            <text:p>-153704.57659487</text:p>
          </table:table-cell>
          <table:table-cell office:value-type="float" office:value="140.092362208" calcext:value-type="float">
            <text:p>140.092362208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3:09:34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-76854.8786622" calcext:value-type="float">
            <text:p>-76854.8786622</text:p>
          </table:table-cell>
          <table:table-cell office:value-type="float" office:value="98.41970756" calcext:value-type="float">
            <text:p>98.41970756</text:p>
          </table:table-cell>
          <table:table-cell office:value-type="float" office:value="-153887.10860505" calcext:value-type="float">
            <text:p>-153887.10860505</text:p>
          </table:table-cell>
          <table:table-cell office:value-type="float" office:value="142.62991713" calcext:value-type="float">
            <text:p>142.62991713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3:29:18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-76553.93431228" calcext:value-type="float">
            <text:p>-76553.93431228</text:p>
          </table:table-cell>
          <table:table-cell office:value-type="float" office:value="300.94434992" calcext:value-type="float">
            <text:p>300.94434992</text:p>
          </table:table-cell>
          <table:table-cell office:value-type="float" office:value="-153684.5839627" calcext:value-type="float">
            <text:p>-153684.5839627</text:p>
          </table:table-cell>
          <table:table-cell office:value-type="float" office:value="139.722840506" calcext:value-type="float">
            <text:p>139.722840506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3:49:03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</text:p>
          </table:table-cell>
          <table:table-cell office:value-type="float" office:value="-76854.8786622" calcext:value-type="float">
            <text:p>-76854.8786622</text:p>
          </table:table-cell>
          <table:table-cell office:value-type="float" office:value="57.43291821" calcext:value-type="float">
            <text:p>57.43291821</text:p>
          </table:table-cell>
          <table:table-cell office:value-type="float" office:value="-153928.0953944" calcext:value-type="float">
            <text:p>-153928.0953944</text:p>
          </table:table-cell>
          <table:table-cell office:value-type="float" office:value="142.599867561" calcext:value-type="float">
            <text:p>142.599867561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4:08:46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-76671.10563633" calcext:value-type="float">
            <text:p>-76671.10563633</text:p>
          </table:table-cell>
          <table:table-cell office:value-type="float" office:value="183.77302587" calcext:value-type="float">
            <text:p>183.77302587</text:p>
          </table:table-cell>
          <table:table-cell office:value-type="float" office:value="-153801.75528674" calcext:value-type="float">
            <text:p>-153801.75528674</text:p>
          </table:table-cell>
          <table:table-cell office:value-type="float" office:value="139.207980359" calcext:value-type="float">
            <text:p>139.207980359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4:28:28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-76854.8786622" calcext:value-type="float">
            <text:p>-76854.8786622</text:p>
          </table:table-cell>
          <table:table-cell office:value-type="float" office:value="-42.93747259" calcext:value-type="float">
            <text:p>-42.93747259</text:p>
          </table:table-cell>
          <table:table-cell office:value-type="float" office:value="-154028.4657852" calcext:value-type="float">
            <text:p>-154028.4657852</text:p>
          </table:table-cell>
          <table:table-cell office:value-type="float" office:value="142.169569771" calcext:value-type="float">
            <text:p>142.169569771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4:48:10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-76558.87439729" calcext:value-type="float">
            <text:p>-76558.87439729</text:p>
          </table:table-cell>
          <table:table-cell office:value-type="float" office:value="296.00426491" calcext:value-type="float">
            <text:p>296.00426491</text:p>
          </table:table-cell>
          <table:table-cell office:value-type="float" office:value="-153689.52404771" calcext:value-type="float">
            <text:p>-153689.52404771</text:p>
          </table:table-cell>
          <table:table-cell office:value-type="float" office:value="140.20048966" calcext:value-type="float">
            <text:p>140.20048966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5:07:52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-76854.8786622" calcext:value-type="float">
            <text:p>-76854.8786622</text:p>
          </table:table-cell>
          <table:table-cell office:value-type="float" office:value="139.28142988" calcext:value-type="float">
            <text:p>139.28142988</text:p>
          </table:table-cell>
          <table:table-cell office:value-type="float" office:value="-153846.24688273" calcext:value-type="float">
            <text:p>-153846.24688273</text:p>
          </table:table-cell>
          <table:table-cell office:value-type="float" office:value="142.348708926" calcext:value-type="float">
            <text:p>142.348708926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5:27:34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-76701.87893806" calcext:value-type="float">
            <text:p>-76701.87893806</text:p>
          </table:table-cell>
          <table:table-cell office:value-type="float" office:value="152.99972414" calcext:value-type="float">
            <text:p>152.99972414</text:p>
          </table:table-cell>
          <table:table-cell office:value-type="float" office:value="-153832.52858848" calcext:value-type="float">
            <text:p>-153832.52858848</text:p>
          </table:table-cell>
          <table:table-cell office:value-type="float" office:value="142.576023149" calcext:value-type="float">
            <text:p>142.576023149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5:47:16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</text:p>
          </table:table-cell>
          <table:table-cell office:value-type="float" office:value="-76854.8786622" calcext:value-type="float">
            <text:p>-76854.8786622</text:p>
          </table:table-cell>
          <table:table-cell office:value-type="float" office:value="-131.63138529" calcext:value-type="float">
            <text:p>-131.63138529</text:p>
          </table:table-cell>
          <table:table-cell office:value-type="float" office:value="-154117.15969791" calcext:value-type="float">
            <text:p>-154117.15969791</text:p>
          </table:table-cell>
          <table:table-cell office:value-type="float" office:value="142.793524426" calcext:value-type="float">
            <text:p>142.793524426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6:06:57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-76708.18200178" calcext:value-type="float">
            <text:p>-76708.18200178</text:p>
          </table:table-cell>
          <table:table-cell office:value-type="float" office:value="146.69666043" calcext:value-type="float">
            <text:p>146.69666043</text:p>
          </table:table-cell>
          <table:table-cell office:value-type="float" office:value="-153838.83165219" calcext:value-type="float">
            <text:p>-153838.83165219</text:p>
          </table:table-cell>
          <table:table-cell office:value-type="float" office:value="142.476904663" calcext:value-type="float">
            <text:p>142.476904663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6:26:38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-76854.8786622" calcext:value-type="float">
            <text:p>-76854.8786622</text:p>
          </table:table-cell>
          <table:table-cell office:value-type="float" office:value="-35.1397657" calcext:value-type="float">
            <text:p>-35.1397657</text:p>
          </table:table-cell>
          <table:table-cell office:value-type="float" office:value="-154020.66807832" calcext:value-type="float">
            <text:p>-154020.66807832</text:p>
          </table:table-cell>
          <table:table-cell office:value-type="float" office:value="142.451986574" calcext:value-type="float">
            <text:p>142.451986574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6:46:20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-76752.78501681" calcext:value-type="float">
            <text:p>-76752.78501681</text:p>
          </table:table-cell>
          <table:table-cell office:value-type="float" office:value="102.09364539" calcext:value-type="float">
            <text:p>102.09364539</text:p>
          </table:table-cell>
          <table:table-cell office:value-type="float" office:value="-153883.43466722" calcext:value-type="float">
            <text:p>-153883.43466722</text:p>
          </table:table-cell>
          <table:table-cell office:value-type="float" office:value="142.524867221" calcext:value-type="float">
            <text:p>142.524867221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7:06:02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-76854.8786622" calcext:value-type="float">
            <text:p>-76854.8786622</text:p>
          </table:table-cell>
          <table:table-cell office:value-type="float" office:value="104.26921323" calcext:value-type="float">
            <text:p>104.26921323</text:p>
          </table:table-cell>
          <table:table-cell office:value-type="float" office:value="-153881.25909939" calcext:value-type="float">
            <text:p>-153881.25909939</text:p>
          </table:table-cell>
          <table:table-cell office:value-type="float" office:value="142.627959524" calcext:value-type="float">
            <text:p>142.627959524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7:25:43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-76591.2931437" calcext:value-type="float">
            <text:p>-76591.2931437</text:p>
          </table:table-cell>
          <table:table-cell office:value-type="float" office:value="263.5855185" calcext:value-type="float">
            <text:p>263.5855185</text:p>
          </table:table-cell>
          <table:table-cell office:value-type="float" office:value="-153721.94279411" calcext:value-type="float">
            <text:p>-153721.94279411</text:p>
          </table:table-cell>
          <table:table-cell office:value-type="float" office:value="140.008223868" calcext:value-type="float">
            <text:p>140.008223868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7:45:24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b</text:p>
          </table:table-cell>
          <table:table-cell office:value-type="float" office:value="-76854.8786622" calcext:value-type="float">
            <text:p>-76854.8786622</text:p>
          </table:table-cell>
          <table:table-cell office:value-type="float" office:value="163.0275326" calcext:value-type="float">
            <text:p>163.0275326</text:p>
          </table:table-cell>
          <table:table-cell office:value-type="float" office:value="-153822.50078001" calcext:value-type="float">
            <text:p>-153822.50078001</text:p>
          </table:table-cell>
          <table:table-cell office:value-type="float" office:value="142.531787105" calcext:value-type="float">
            <text:p>142.531787105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8:05:07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-76701.85777221" calcext:value-type="float">
            <text:p>-76701.85777221</text:p>
          </table:table-cell>
          <table:table-cell office:value-type="float" office:value="153.02088999" calcext:value-type="float">
            <text:p>153.02088999</text:p>
          </table:table-cell>
          <table:table-cell office:value-type="float" office:value="-153832.50742263" calcext:value-type="float">
            <text:p>-153832.50742263</text:p>
          </table:table-cell>
          <table:table-cell office:value-type="float" office:value="139.800096351" calcext:value-type="float">
            <text:p>139.800096351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8:24:47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-76854.8786622" calcext:value-type="float">
            <text:p>-76854.8786622</text:p>
          </table:table-cell>
          <table:table-cell office:value-type="float" office:value="-236.46269572" calcext:value-type="float">
            <text:p>-236.46269572</text:p>
          </table:table-cell>
          <table:table-cell office:value-type="float" office:value="-154221.99100833" calcext:value-type="float">
            <text:p>-154221.99100833</text:p>
          </table:table-cell>
          <table:table-cell office:value-type="float" office:value="142.218978384" calcext:value-type="float">
            <text:p>142.218978384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8:44:28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-76799.02558934" calcext:value-type="float">
            <text:p>-76799.02558934</text:p>
          </table:table-cell>
          <table:table-cell office:value-type="float" office:value="55.85307286" calcext:value-type="float">
            <text:p>55.85307286</text:p>
          </table:table-cell>
          <table:table-cell office:value-type="float" office:value="-153929.67523975" calcext:value-type="float">
            <text:p>-153929.67523975</text:p>
          </table:table-cell>
          <table:table-cell office:value-type="float" office:value="140.465100615" calcext:value-type="float">
            <text:p>140.465100615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9:04:08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-76854.8786622" calcext:value-type="float">
            <text:p>-76854.8786622</text:p>
          </table:table-cell>
          <table:table-cell office:value-type="float" office:value="-359.67244597" calcext:value-type="float">
            <text:p>-359.67244597</text:p>
          </table:table-cell>
          <table:table-cell office:value-type="float" office:value="-154345.20075859" calcext:value-type="float">
            <text:p>-154345.20075859</text:p>
          </table:table-cell>
          <table:table-cell office:value-type="float" office:value="142.296146967" calcext:value-type="float">
            <text:p>142.296146967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9:23:48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-76700.3483395" calcext:value-type="float">
            <text:p>-76700.3483395</text:p>
          </table:table-cell>
          <table:table-cell office:value-type="float" office:value="154.5303227" calcext:value-type="float">
            <text:p>154.5303227</text:p>
          </table:table-cell>
          <table:table-cell office:value-type="float" office:value="-153830.99798992" calcext:value-type="float">
            <text:p>-153830.99798992</text:p>
          </table:table-cell>
          <table:table-cell office:value-type="float" office:value="139.752112411" calcext:value-type="float">
            <text:p>139.752112411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9:43:28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</text:p>
          </table:table-cell>
          <table:table-cell office:value-type="float" office:value="-76854.8786622" calcext:value-type="float">
            <text:p>-76854.8786622</text:p>
          </table:table-cell>
          <table:table-cell office:value-type="float" office:value="235.72449828" calcext:value-type="float">
            <text:p>235.72449828</text:p>
          </table:table-cell>
          <table:table-cell office:value-type="float" office:value="-153749.80381433" calcext:value-type="float">
            <text:p>-153749.80381433</text:p>
          </table:table-cell>
          <table:table-cell office:value-type="float" office:value="140.34120628" calcext:value-type="float">
            <text:p>140.34120628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10:03:08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-76854.8786622" calcext:value-type="float">
            <text:p>-76854.8786622</text:p>
          </table:table-cell>
          <table:table-cell office:value-type="float" office:value="0" calcext:value-type="float">
            <text:p>0</text:p>
          </table:table-cell>
          <table:table-cell office:value-type="float" office:value="-153985.52831262" calcext:value-type="float">
            <text:p>-153985.52831262</text:p>
          </table:table-cell>
          <table:table-cell office:value-type="float" office:value="137.885494106" calcext:value-type="float">
            <text:p>137.885494106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10:22:47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-76854.8786622" calcext:value-type="float">
            <text:p>-76854.8786622</text:p>
          </table:table-cell>
          <table:table-cell office:value-type="float" office:value="-3536.54761484" calcext:value-type="float">
            <text:p>-3536.54761484</text:p>
          </table:table-cell>
          <table:table-cell office:value-type="float" office:value="-157522.07592745" calcext:value-type="float">
            <text:p>-157522.07592745</text:p>
          </table:table-cell>
          <table:table-cell office:value-type="float" office:value="140.263693602" calcext:value-type="float">
            <text:p>140.263693602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10:42:28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-76829.17979174" calcext:value-type="float">
            <text:p>-76829.17979174</text:p>
          </table:table-cell>
          <table:table-cell office:value-type="float" office:value="25.69887046" calcext:value-type="float">
            <text:p>25.69887046</text:p>
          </table:table-cell>
          <table:table-cell office:value-type="float" office:value="-153959.82944215" calcext:value-type="float">
            <text:p>-153959.82944215</text:p>
          </table:table-cell>
          <table:table-cell office:value-type="float" office:value="140.558877925" calcext:value-type="float">
            <text:p>140.558877925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11:02:07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-76854.8786622" calcext:value-type="float">
            <text:p>-76854.8786622</text:p>
          </table:table-cell>
          <table:table-cell office:value-type="float" office:value="-3600.08750174" calcext:value-type="float">
            <text:p>-3600.08750174</text:p>
          </table:table-cell>
          <table:table-cell office:value-type="float" office:value="-157585.61581436" calcext:value-type="float">
            <text:p>-157585.61581436</text:p>
          </table:table-cell>
          <table:table-cell office:value-type="float" office:value="140.55228548" calcext:value-type="float">
            <text:p>140.55228548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11:21:47</text:p>
          </table:table-cell>
          <table:table-cell office:value-type="string" calcext:value-type="string">
            <text:p>PENCEN_cat_neut</text:p>
          </table:table-cell>
          <table:table-cell office:value-type="string" calcext:value-type="string">
            <text:p>PENCEN_cation_aniso_w_connectivity_cifstruct_chelpg.xyz</text:p>
          </table:table-cell>
          <table:table-cell office:value-type="string" calcext:value-type="string">
            <text:p>PENCEN_aniso_w_connectivity_cifstruct_chelpg.xy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-76789.94637134" calcext:value-type="float">
            <text:p>-76789.94637134</text:p>
          </table:table-cell>
          <table:table-cell office:value-type="float" office:value="64.93229086" calcext:value-type="float">
            <text:p>64.93229086</text:p>
          </table:table-cell>
          <table:table-cell office:value-type="float" office:value="-153920.59602176" calcext:value-type="float">
            <text:p>-153920.59602176</text:p>
          </table:table-cell>
          <table:table-cell office:value-type="float" office:value="142.723628938" calcext:value-type="float">
            <text:p>142.723628938</text:p>
          </table:table-cell>
          <table:table-cell office:value-type="float" office:value="76992.76415631" calcext:value-type="float">
            <text:p>76992.76415631</text:p>
          </table:table-cell>
        </table:table-row>
        <table:table-row table:style-name="ro1">
          <table:table-cell office:value-type="string" calcext:value-type="string">
            <text:p>2013 Dec 18 05:32:54</text:p>
          </table:table-cell>
          <table:table-cell office:value-type="string" calcext:value-type="string">
            <text:p>TIPS_cation_neut_MUL</text:p>
          </table:table-cell>
          <table:table-cell office:value-type="string" calcext:value-type="string">
            <text:p>TIPS_Pc_cation_aniso_w_connectivity_cifstruct_mul.xyz</text:p>
          </table:table-cell>
          <table:table-cell office:value-type="string" calcext:value-type="string">
            <text:p>TIPS_Pc_neut_aniso_w_connectivity_cifstruct_mul.xyz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-25715.11225747" calcext:value-type="float">
            <text:p>-25715.11225747</text:p>
          </table:table-cell>
          <table:table-cell office:value-type="float" office:value="-36.51787123" calcext:value-type="float">
            <text:p>-36.51787123</text:p>
          </table:table-cell>
          <table:table-cell office:value-type="float" office:value="-50643.59799861" calcext:value-type="float">
            <text:p>-50643.59799861</text:p>
          </table:table-cell>
          <table:table-cell office:value-type="float" office:value="-376.398939228" calcext:value-type="float">
            <text:p>-376.398939228</text:p>
          </table:table-cell>
          <table:table-cell office:value-type="float" office:value="25303.54006369" calcext:value-type="float">
            <text:p>25303.54006369</text:p>
          </table:table-cell>
        </table:table-row>
        <table:table-row table:style-name="ro2">
          <table:table-cell office:value-type="string" calcext:value-type="string">
            <text:p>2013 Dec 18 06:03:10</text:p>
          </table:table-cell>
          <table:table-cell office:value-type="string" calcext:value-type="string">
            <text:p>TIPS_cation_neut_MUL</text:p>
          </table:table-cell>
          <table:table-cell office:value-type="string" calcext:value-type="string">
            <text:p>TIPS_Pc_cation_aniso_w_connectivity_cifstruct_mul.xyz</text:p>
          </table:table-cell>
          <table:table-cell office:value-type="string" calcext:value-type="string">
            <text:p>TIPS_Pc_neut_aniso_w_connectivity_cifstruct_mul.xy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-25722.95596059" calcext:value-type="float">
            <text:p>-25722.95596059</text:p>
          </table:table-cell>
          <table:table-cell office:value-type="float" office:value="-44.36157435" calcext:value-type="float">
            <text:p>-44.36157435</text:p>
          </table:table-cell>
          <table:table-cell office:value-type="float" office:value="-50651.44170173" calcext:value-type="float">
            <text:p>-50651.44170173</text:p>
          </table:table-cell>
          <table:table-cell office:value-type="float" office:value="-374.811147402" calcext:value-type="float">
            <text:p>-374.811147402</text:p>
          </table:table-cell>
          <table:table-cell office:value-type="float" office:value="25303.54006369" calcext:value-type="float">
            <text:p>25303.54006369</text:p>
          </table:table-cell>
        </table:table-row>
        <table:table-row table:style-name="ro1">
          <table:table-cell office:value-type="string" calcext:value-type="string">
            <text:p>2013 Dec 18 06:33:28</text:p>
          </table:table-cell>
          <table:table-cell office:value-type="string" calcext:value-type="string">
            <text:p>TIPS_cation_neut_MUL</text:p>
          </table:table-cell>
          <table:table-cell office:value-type="string" calcext:value-type="string">
            <text:p>TIPS_Pc_cation_aniso_w_connectivity_cifstruct_mul.xyz</text:p>
          </table:table-cell>
          <table:table-cell office:value-type="string" calcext:value-type="string">
            <text:p>TIPS_Pc_neut_aniso_w_connectivity_cifstruct_mul.xy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-25726.68736498" calcext:value-type="float">
            <text:p>-25726.68736498</text:p>
          </table:table-cell>
          <table:table-cell office:value-type="float" office:value="-48.09297874" calcext:value-type="float">
            <text:p>-48.09297874</text:p>
          </table:table-cell>
          <table:table-cell office:value-type="float" office:value="-50655.17310612" calcext:value-type="float">
            <text:p>-50655.17310612</text:p>
          </table:table-cell>
          <table:table-cell office:value-type="float" office:value="-374.719299806" calcext:value-type="float">
            <text:p>-374.719299806</text:p>
          </table:table-cell>
          <table:table-cell office:value-type="float" office:value="25303.54006369" calcext:value-type="float">
            <text:p>25303.54006369</text:p>
          </table:table-cell>
        </table:table-row>
        <table:table-row table:style-name="ro1">
          <table:table-cell office:value-type="string" calcext:value-type="string">
            <text:p>2013 Dec 18 07:03:44</text:p>
          </table:table-cell>
          <table:table-cell office:value-type="string" calcext:value-type="string">
            <text:p>TIPS_cation_neut_MUL</text:p>
          </table:table-cell>
          <table:table-cell office:value-type="string" calcext:value-type="string">
            <text:p>TIPS_Pc_cation_aniso_w_connectivity_cifstruct_mul.xyz</text:p>
          </table:table-cell>
          <table:table-cell office:value-type="string" calcext:value-type="string">
            <text:p>TIPS_Pc_neut_aniso_w_connectivity_cifstruct_mul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-25532.56443381" calcext:value-type="float">
            <text:p>-25532.56443381</text:p>
          </table:table-cell>
          <table:table-cell office:value-type="float" office:value="146.02995242" calcext:value-type="float">
            <text:p>146.02995242</text:p>
          </table:table-cell>
          <table:table-cell office:value-type="float" office:value="-50461.05017495" calcext:value-type="float">
            <text:p>-50461.05017495</text:p>
          </table:table-cell>
          <table:table-cell office:value-type="float" office:value="-377.380522847" calcext:value-type="float">
            <text:p>-377.380522847</text:p>
          </table:table-cell>
          <table:table-cell office:value-type="float" office:value="25303.54006369" calcext:value-type="float">
            <text:p>25303.54006369</text:p>
          </table:table-cell>
        </table:table-row>
        <table:table-row table:style-name="ro1">
          <table:table-cell office:value-type="string" calcext:value-type="string">
            <text:p>2013 Dec 18 07:33:59</text:p>
          </table:table-cell>
          <table:table-cell office:value-type="string" calcext:value-type="string">
            <text:p>TIPS_cation_neut_MUL</text:p>
          </table:table-cell>
          <table:table-cell office:value-type="string" calcext:value-type="string">
            <text:p>TIPS_Pc_cation_aniso_w_connectivity_cifstruct_mul.xyz</text:p>
          </table:table-cell>
          <table:table-cell office:value-type="string" calcext:value-type="string">
            <text:p>TIPS_Pc_neut_aniso_w_connectivity_cifstruct_mul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-25567.60247871" calcext:value-type="float">
            <text:p>-25567.60247871</text:p>
          </table:table-cell>
          <table:table-cell office:value-type="float" office:value="110.99190752" calcext:value-type="float">
            <text:p>110.99190752</text:p>
          </table:table-cell>
          <table:table-cell office:value-type="float" office:value="-50496.08821985" calcext:value-type="float">
            <text:p>-50496.08821985</text:p>
          </table:table-cell>
          <table:table-cell office:value-type="float" office:value="-375.855108354" calcext:value-type="float">
            <text:p>-375.855108354</text:p>
          </table:table-cell>
          <table:table-cell office:value-type="float" office:value="25303.54006369" calcext:value-type="float">
            <text:p>25303.54006369</text:p>
          </table:table-cell>
        </table:table-row>
        <table:table-row table:style-name="ro1">
          <table:table-cell office:value-type="string" calcext:value-type="string">
            <text:p>2013 Dec 18 08:04:16</text:p>
          </table:table-cell>
          <table:table-cell office:value-type="string" calcext:value-type="string">
            <text:p>TIPS_cation_neut_MUL</text:p>
          </table:table-cell>
          <table:table-cell office:value-type="string" calcext:value-type="string">
            <text:p>TIPS_Pc_cation_aniso_w_connectivity_cifstruct_mul.xyz</text:p>
          </table:table-cell>
          <table:table-cell office:value-type="string" calcext:value-type="string">
            <text:p>TIPS_Pc_neut_aniso_w_connectivity_cifstruct_mul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-25560.0943474" calcext:value-type="float">
            <text:p>-25560.0943474</text:p>
          </table:table-cell>
          <table:table-cell office:value-type="float" office:value="118.50003883" calcext:value-type="float">
            <text:p>118.50003883</text:p>
          </table:table-cell>
          <table:table-cell office:value-type="float" office:value="-50488.58008854" calcext:value-type="float">
            <text:p>-50488.58008854</text:p>
          </table:table-cell>
          <table:table-cell office:value-type="float" office:value="-375.816020088" calcext:value-type="float">
            <text:p>-375.816020088</text:p>
          </table:table-cell>
          <table:table-cell office:value-type="float" office:value="25303.54006369" calcext:value-type="float">
            <text:p>25303.54006369</text:p>
          </table:table-cell>
        </table:table-row>
        <table:table-row table:style-name="ro1">
          <table:table-cell office:value-type="string" calcext:value-type="string">
            <text:p>2013 Dec 18 08:34:30</text:p>
          </table:table-cell>
          <table:table-cell office:value-type="string" calcext:value-type="string">
            <text:p>TIPS_cation_neut_MUL</text:p>
          </table:table-cell>
          <table:table-cell office:value-type="string" calcext:value-type="string">
            <text:p>TIPS_Pc_cation_aniso_w_connectivity_cifstruct_mul.xyz</text:p>
          </table:table-cell>
          <table:table-cell office:value-type="string" calcext:value-type="string">
            <text:p>TIPS_Pc_neut_aniso_w_connectivity_cifstruct_mul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-25558.58836852" calcext:value-type="float">
            <text:p>-25558.58836852</text:p>
          </table:table-cell>
          <table:table-cell office:value-type="float" office:value="120.00601772" calcext:value-type="float">
            <text:p>120.00601772</text:p>
          </table:table-cell>
          <table:table-cell office:value-type="float" office:value="-50487.07410966" calcext:value-type="float">
            <text:p>-50487.07410966</text:p>
          </table:table-cell>
          <table:table-cell office:value-type="float" office:value="-377.123593917" calcext:value-type="float">
            <text:p>-377.123593917</text:p>
          </table:table-cell>
          <table:table-cell office:value-type="float" office:value="25303.54006369" calcext:value-type="float">
            <text:p>25303.54006369</text:p>
          </table:table-cell>
        </table:table-row>
        <table:table-row table:style-name="ro1">
          <table:table-cell office:value-type="string" calcext:value-type="string">
            <text:p>2013 Dec 18 09:04:45</text:p>
          </table:table-cell>
          <table:table-cell office:value-type="string" calcext:value-type="string">
            <text:p>TIPS_cation_neut_MUL</text:p>
          </table:table-cell>
          <table:table-cell office:value-type="string" calcext:value-type="string">
            <text:p>TIPS_Pc_cation_aniso_w_connectivity_cifstruct_mul.xyz</text:p>
          </table:table-cell>
          <table:table-cell office:value-type="string" calcext:value-type="string">
            <text:p>TIPS_Pc_neut_aniso_w_connectivity_cifstruct_mul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-25579.92171582" calcext:value-type="float">
            <text:p>-25579.92171582</text:p>
          </table:table-cell>
          <table:table-cell office:value-type="float" office:value="98.67267042" calcext:value-type="float">
            <text:p>98.67267042</text:p>
          </table:table-cell>
          <table:table-cell office:value-type="float" office:value="-50508.40745696" calcext:value-type="float">
            <text:p>-50508.40745696</text:p>
          </table:table-cell>
          <table:table-cell office:value-type="float" office:value="-376.864505766" calcext:value-type="float">
            <text:p>-376.864505766</text:p>
          </table:table-cell>
          <table:table-cell office:value-type="float" office:value="25303.54006369" calcext:value-type="float">
            <text:p>25303.54006369</text:p>
          </table:table-cell>
        </table:table-row>
        <table:table-row table:style-name="ro1">
          <table:table-cell office:value-type="string" calcext:value-type="string">
            <text:p>2013 Dec 18 09:35:00</text:p>
          </table:table-cell>
          <table:table-cell office:value-type="string" calcext:value-type="string">
            <text:p>TIPS_cation_neut_MUL</text:p>
          </table:table-cell>
          <table:table-cell office:value-type="string" calcext:value-type="string">
            <text:p>TIPS_Pc_cation_aniso_w_connectivity_cifstruct_mul.xyz</text:p>
          </table:table-cell>
          <table:table-cell office:value-type="string" calcext:value-type="string">
            <text:p>TIPS_Pc_neut_aniso_w_connectivity_cifstruct_mul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-25584.99857625" calcext:value-type="float">
            <text:p>-25584.99857625</text:p>
          </table:table-cell>
          <table:table-cell office:value-type="float" office:value="93.59580999" calcext:value-type="float">
            <text:p>93.59580999</text:p>
          </table:table-cell>
          <table:table-cell office:value-type="float" office:value="-50513.48431739" calcext:value-type="float">
            <text:p>-50513.48431739</text:p>
          </table:table-cell>
          <table:table-cell office:value-type="float" office:value="-377.123775691" calcext:value-type="float">
            <text:p>-377.123775691</text:p>
          </table:table-cell>
          <table:table-cell office:value-type="float" office:value="25303.54006369" calcext:value-type="float">
            <text:p>25303.54006369</text:p>
          </table:table-cell>
        </table:table-row>
        <table:table-row table:style-name="ro1">
          <table:table-cell office:value-type="string" calcext:value-type="string">
            <text:p>2013 Dec 18 10:05:15</text:p>
          </table:table-cell>
          <table:table-cell office:value-type="string" calcext:value-type="string">
            <text:p>TIPS_cation_neut_MUL</text:p>
          </table:table-cell>
          <table:table-cell office:value-type="string" calcext:value-type="string">
            <text:p>TIPS_Pc_cation_aniso_w_connectivity_cifstruct_mul.xyz</text:p>
          </table:table-cell>
          <table:table-cell office:value-type="string" calcext:value-type="string">
            <text:p>TIPS_Pc_neut_aniso_w_connectivity_cifstruct_mul.xy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-25731.86931023" calcext:value-type="float">
            <text:p>-25731.86931023</text:p>
          </table:table-cell>
          <table:table-cell office:value-type="float" office:value="-53.27492399" calcext:value-type="float">
            <text:p>-53.27492399</text:p>
          </table:table-cell>
          <table:table-cell office:value-type="float" office:value="-50660.35505137" calcext:value-type="float">
            <text:p>-50660.35505137</text:p>
          </table:table-cell>
          <table:table-cell office:value-type="float" office:value="-376.171428685" calcext:value-type="float">
            <text:p>-376.171428685</text:p>
          </table:table-cell>
          <table:table-cell office:value-type="float" office:value="25303.54006369" calcext:value-type="float">
            <text:p>25303.54006369</text:p>
          </table:table-cell>
        </table:table-row>
        <table:table-row table:style-name="ro1">
          <table:table-cell office:value-type="string" calcext:value-type="string">
            <text:p>2013 Dec 18 10:35:30</text:p>
          </table:table-cell>
          <table:table-cell office:value-type="string" calcext:value-type="string">
            <text:p>TIPS_cation_neut_MUL</text:p>
          </table:table-cell>
          <table:table-cell office:value-type="string" calcext:value-type="string">
            <text:p>TIPS_Pc_cation_aniso_w_connectivity_cifstruct_mul.xyz</text:p>
          </table:table-cell>
          <table:table-cell office:value-type="string" calcext:value-type="string">
            <text:p>TIPS_Pc_neut_aniso_w_connectivity_cifstruct_mul.xy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-25699.74037367" calcext:value-type="float">
            <text:p>-25699.74037367</text:p>
          </table:table-cell>
          <table:table-cell office:value-type="float" office:value="-21.14598743" calcext:value-type="float">
            <text:p>-21.14598743</text:p>
          </table:table-cell>
          <table:table-cell office:value-type="float" office:value="-50628.22611481" calcext:value-type="float">
            <text:p>-50628.22611481</text:p>
          </table:table-cell>
          <table:table-cell office:value-type="float" office:value="-374.69611059" calcext:value-type="float">
            <text:p>-374.69611059</text:p>
          </table:table-cell>
          <table:table-cell office:value-type="float" office:value="25303.54006369" calcext:value-type="float">
            <text:p>25303.54006369</text:p>
          </table:table-cell>
        </table:table-row>
        <table:table-row table:style-name="ro1">
          <table:table-cell office:value-type="string" calcext:value-type="string">
            <text:p>2013 Dec 18 11:05:44</text:p>
          </table:table-cell>
          <table:table-cell office:value-type="string" calcext:value-type="string">
            <text:p>TIPS_cation_neut_MUL</text:p>
          </table:table-cell>
          <table:table-cell office:value-type="string" calcext:value-type="string">
            <text:p>TIPS_Pc_cation_aniso_w_connectivity_cifstruct_mul.xyz</text:p>
          </table:table-cell>
          <table:table-cell office:value-type="string" calcext:value-type="string">
            <text:p>TIPS_Pc_neut_aniso_w_connectivity_cifstruct_mul.xy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-25706.1134785" calcext:value-type="float">
            <text:p>-25706.1134785</text:p>
          </table:table-cell>
          <table:table-cell office:value-type="float" office:value="-27.51909226" calcext:value-type="float">
            <text:p>-27.51909226</text:p>
          </table:table-cell>
          <table:table-cell office:value-type="float" office:value="-50634.59921964" calcext:value-type="float">
            <text:p>-50634.59921964</text:p>
          </table:table-cell>
          <table:table-cell office:value-type="float" office:value="-374.769628917" calcext:value-type="float">
            <text:p>-374.769628917</text:p>
          </table:table-cell>
          <table:table-cell office:value-type="float" office:value="25303.54006369" calcext:value-type="float">
            <text:p>25303.54006369</text:p>
          </table:table-cell>
        </table:table-row>
        <table:table-row table:style-name="ro1">
          <table:table-cell office:value-type="string" calcext:value-type="string">
            <text:p>2013 Dec 18 07:12:54</text:p>
          </table:table-cell>
          <table:table-cell office:value-type="string" calcext:value-type="string">
            <text:p>TIPS_neut_neut_MUL</text:p>
          </table:table-cell>
          <table:table-cell table:number-columns-repeated="2" office:value-type="string" calcext:value-type="string">
            <text:p>TIPS_Pc_neut_aniso_w_connectivity_cifstruct_mul.xyz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-25742.26433535" calcext:value-type="float">
            <text:p>-25742.26433535</text:p>
          </table:table-cell>
          <table:table-cell office:value-type="float" office:value="0" calcext:value-type="float">
            <text:p>0</text:p>
          </table:table-cell>
          <table:table-cell office:value-type="float" office:value="-50727.1680243" calcext:value-type="float">
            <text:p>-50727.1680243</text:p>
          </table:table-cell>
          <table:table-cell office:value-type="float" office:value="-378.680323204" calcext:value-type="float">
            <text:p>-378.680323204</text:p>
          </table:table-cell>
          <table:table-cell office:value-type="float" office:value="25363.58401215" calcext:value-type="float">
            <text:p>25363.58401215</text:p>
          </table:table-cell>
        </table:table-row>
        <table:table-row table:style-name="ro2">
          <table:table-cell office:value-type="string" calcext:value-type="string">
            <text:p>2013 Dec 18 07:47:55</text:p>
          </table:table-cell>
          <table:table-cell office:value-type="string" calcext:value-type="string">
            <text:p>TIPS_neut_neut_MUL</text:p>
          </table:table-cell>
          <table:table-cell table:number-columns-repeated="2" office:value-type="string" calcext:value-type="string">
            <text:p>TIPS_Pc_neut_aniso_w_connectivity_cifstruct_mul.xy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-25742.26433535" calcext:value-type="float">
            <text:p>-25742.26433535</text:p>
          </table:table-cell>
          <table:table-cell office:value-type="float" office:value="0" calcext:value-type="float">
            <text:p>0</text:p>
          </table:table-cell>
          <table:table-cell office:value-type="float" office:value="-50727.1680243" calcext:value-type="float">
            <text:p>-50727.1680243</text:p>
          </table:table-cell>
          <table:table-cell office:value-type="float" office:value="-378.680323204" calcext:value-type="float">
            <text:p>-378.680323204</text:p>
          </table:table-cell>
          <table:table-cell office:value-type="float" office:value="25363.58401215" calcext:value-type="float">
            <text:p>25363.58401215</text:p>
          </table:table-cell>
        </table:table-row>
        <table:table-row table:style-name="ro1">
          <table:table-cell office:value-type="string" calcext:value-type="string">
            <text:p>2013 Dec 18 08:22:46</text:p>
          </table:table-cell>
          <table:table-cell office:value-type="string" calcext:value-type="string">
            <text:p>TIPS_neut_neut_MUL</text:p>
          </table:table-cell>
          <table:table-cell table:number-columns-repeated="2" office:value-type="string" calcext:value-type="string">
            <text:p>TIPS_Pc_neut_aniso_w_connectivity_cifstruct_mul.xy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-25742.26433535" calcext:value-type="float">
            <text:p>-25742.26433535</text:p>
          </table:table-cell>
          <table:table-cell office:value-type="float" office:value="0" calcext:value-type="float">
            <text:p>0</text:p>
          </table:table-cell>
          <table:table-cell office:value-type="float" office:value="-50727.1680243" calcext:value-type="float">
            <text:p>-50727.1680243</text:p>
          </table:table-cell>
          <table:table-cell office:value-type="float" office:value="-378.680323204" calcext:value-type="float">
            <text:p>-378.680323204</text:p>
          </table:table-cell>
          <table:table-cell office:value-type="float" office:value="25363.58401215" calcext:value-type="float">
            <text:p>25363.58401215</text:p>
          </table:table-cell>
        </table:table-row>
        <table:table-row table:style-name="ro1">
          <table:table-cell office:value-type="string" calcext:value-type="string">
            <text:p>2013 Dec 18 08:57:38</text:p>
          </table:table-cell>
          <table:table-cell office:value-type="string" calcext:value-type="string">
            <text:p>TIPS_neut_neut_MUL</text:p>
          </table:table-cell>
          <table:table-cell table:number-columns-repeated="2" office:value-type="string" calcext:value-type="string">
            <text:p>TIPS_Pc_neut_aniso_w_connectivity_cifstruct_mul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-25742.26433535" calcext:value-type="float">
            <text:p>-25742.26433535</text:p>
          </table:table-cell>
          <table:table-cell office:value-type="float" office:value="0" calcext:value-type="float">
            <text:p>0</text:p>
          </table:table-cell>
          <table:table-cell office:value-type="float" office:value="-50727.1680243" calcext:value-type="float">
            <text:p>-50727.1680243</text:p>
          </table:table-cell>
          <table:table-cell office:value-type="float" office:value="-378.680323204" calcext:value-type="float">
            <text:p>-378.680323204</text:p>
          </table:table-cell>
          <table:table-cell office:value-type="float" office:value="25363.58401215" calcext:value-type="float">
            <text:p>25363.58401215</text:p>
          </table:table-cell>
        </table:table-row>
        <table:table-row table:style-name="ro1">
          <table:table-cell office:value-type="string" calcext:value-type="string">
            <text:p>2013 Dec 18 09:32:17</text:p>
          </table:table-cell>
          <table:table-cell office:value-type="string" calcext:value-type="string">
            <text:p>TIPS_neut_neut_MUL</text:p>
          </table:table-cell>
          <table:table-cell table:number-columns-repeated="2" office:value-type="string" calcext:value-type="string">
            <text:p>TIPS_Pc_neut_aniso_w_connectivity_cifstruct_mul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-25742.26433535" calcext:value-type="float">
            <text:p>-25742.26433535</text:p>
          </table:table-cell>
          <table:table-cell office:value-type="float" office:value="0" calcext:value-type="float">
            <text:p>0</text:p>
          </table:table-cell>
          <table:table-cell office:value-type="float" office:value="-50727.1680243" calcext:value-type="float">
            <text:p>-50727.1680243</text:p>
          </table:table-cell>
          <table:table-cell office:value-type="float" office:value="-378.680323204" calcext:value-type="float">
            <text:p>-378.680323204</text:p>
          </table:table-cell>
          <table:table-cell office:value-type="float" office:value="25363.58401215" calcext:value-type="float">
            <text:p>25363.58401215</text:p>
          </table:table-cell>
        </table:table-row>
        <table:table-row table:style-name="ro1">
          <table:table-cell office:value-type="string" calcext:value-type="string">
            <text:p>2013 Dec 18 10:06:57</text:p>
          </table:table-cell>
          <table:table-cell office:value-type="string" calcext:value-type="string">
            <text:p>TIPS_neut_neut_MUL</text:p>
          </table:table-cell>
          <table:table-cell table:number-columns-repeated="2" office:value-type="string" calcext:value-type="string">
            <text:p>TIPS_Pc_neut_aniso_w_connectivity_cifstruct_mul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-25742.26433535" calcext:value-type="float">
            <text:p>-25742.26433535</text:p>
          </table:table-cell>
          <table:table-cell office:value-type="float" office:value="0" calcext:value-type="float">
            <text:p>0</text:p>
          </table:table-cell>
          <table:table-cell office:value-type="float" office:value="-50727.1680243" calcext:value-type="float">
            <text:p>-50727.1680243</text:p>
          </table:table-cell>
          <table:table-cell office:value-type="float" office:value="-378.680323204" calcext:value-type="float">
            <text:p>-378.680323204</text:p>
          </table:table-cell>
          <table:table-cell office:value-type="float" office:value="25363.58401215" calcext:value-type="float">
            <text:p>25363.58401215</text:p>
          </table:table-cell>
        </table:table-row>
        <table:table-row table:style-name="ro1">
          <table:table-cell office:value-type="string" calcext:value-type="string">
            <text:p>2013 Dec 18 10:41:37</text:p>
          </table:table-cell>
          <table:table-cell office:value-type="string" calcext:value-type="string">
            <text:p>TIPS_neut_neut_MUL</text:p>
          </table:table-cell>
          <table:table-cell table:number-columns-repeated="2" office:value-type="string" calcext:value-type="string">
            <text:p>TIPS_Pc_neut_aniso_w_connectivity_cifstruct_mul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-25742.26433535" calcext:value-type="float">
            <text:p>-25742.26433535</text:p>
          </table:table-cell>
          <table:table-cell office:value-type="float" office:value="0" calcext:value-type="float">
            <text:p>0</text:p>
          </table:table-cell>
          <table:table-cell office:value-type="float" office:value="-50727.1680243" calcext:value-type="float">
            <text:p>-50727.1680243</text:p>
          </table:table-cell>
          <table:table-cell office:value-type="float" office:value="-378.680323204" calcext:value-type="float">
            <text:p>-378.680323204</text:p>
          </table:table-cell>
          <table:table-cell office:value-type="float" office:value="25363.58401215" calcext:value-type="float">
            <text:p>25363.58401215</text:p>
          </table:table-cell>
        </table:table-row>
        <table:table-row table:style-name="ro1">
          <table:table-cell office:value-type="string" calcext:value-type="string">
            <text:p>2013 Dec 18 11:16:29</text:p>
          </table:table-cell>
          <table:table-cell office:value-type="string" calcext:value-type="string">
            <text:p>TIPS_neut_neut_MUL</text:p>
          </table:table-cell>
          <table:table-cell table:number-columns-repeated="2" office:value-type="string" calcext:value-type="string">
            <text:p>TIPS_Pc_neut_aniso_w_connectivity_cifstruct_mul.xyz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-25742.26433535" calcext:value-type="float">
            <text:p>-25742.26433535</text:p>
          </table:table-cell>
          <table:table-cell office:value-type="float" office:value="0" calcext:value-type="float">
            <text:p>0</text:p>
          </table:table-cell>
          <table:table-cell office:value-type="float" office:value="-50727.1680243" calcext:value-type="float">
            <text:p>-50727.1680243</text:p>
          </table:table-cell>
          <table:table-cell office:value-type="float" office:value="-378.680323204" calcext:value-type="float">
            <text:p>-378.680323204</text:p>
          </table:table-cell>
          <table:table-cell office:value-type="float" office:value="25363.58401215" calcext:value-type="float">
            <text:p>25363.58401215</text:p>
          </table:table-cell>
        </table:table-row>
        <table:table-row table:style-name="ro2" table:number-rows-repeated="1048481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1:Sheet1.N1048576">
          <table:sort>
            <table:sort-by table:field-number="4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00/00/0000</text:date>, <text:time style:data-style-name="N2" text:time-value="0000-00-00T00:00:02.685823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1:26:18.146568571</meta:creation-date>
    <dc:date>2014-01-14T13:10:23.102841193</dc:date>
    <meta:editing-duration>PT6H12M2S</meta:editing-duration>
    <meta:editing-cycles>2</meta:editing-cycles>
    <meta:generator>LibreOffice/4.1.1.2$Linux_X86_64 LibreOffice_project/410m0$Build-2</meta:generator>
    <meta:document-statistic meta:table-count="1" meta:cell-count="1316" meta:object-count="0"/>
  </office:meta>
</office:document-meta>
</file>